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 style:list-style-name="L2">
      <style:paragraph-properties fo:line-height="150%"/>
      <style:text-properties fo:font-size="14pt" style:font-size-asian="14pt" style:font-size-complex="14pt"/>
    </style:style>
    <style:style style:name="P2" style:family="paragraph" style:parent-style-name="Standard">
      <style:paragraph-properties fo:margin-left="0.635cm" fo:margin-right="0cm" fo:line-height="150%" fo:text-indent="0cm" style:auto-text-indent="false"/>
      <style:text-properties fo:font-size="14pt" style:font-size-asian="14pt" style:font-size-complex="14pt"/>
    </style:style>
    <style:style style:name="P3" style:family="paragraph" style:parent-style-name="Standard" style:master-page-name="Standard">
      <style:paragraph-properties fo:line-height="150%" fo:text-align="center" style:justify-single-word="false" style:page-number="auto"/>
      <style:text-properties fo:font-size="14pt" fo:font-weight="bold" style:font-size-asian="14pt" style:font-weight-asian="bold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font-weight="bold" style:font-size-asian="14pt" style:font-weight-asian="bold" style:font-size-complex="14pt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5" style:family="text">
      <style:text-properties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6" style:family="text">
      <style:text-properties fo:font-size="14pt" fo:font-style="italic" style:font-size-asian="14pt" style:font-style-asian="italic" style:font-size-complex="14pt" style:font-style-complex="italic"/>
    </style:style>
    <style:style style:name="T7" style:family="text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8" style:family="text">
      <style:text-properties fo:font-size="14pt" fo:font-style="normal" style:font-size-asian="14pt" style:font-style-asian="normal" style:font-size-complex="14pt" style:font-style-complex="normal"/>
    </style:style>
    <style:style style:name="T9" style:family="text">
      <style:text-properties fo:font-size="14pt" fo:font-weight="normal" style:font-size-asian="14pt" style:font-weight-asian="normal" style:font-size-complex="14pt" style:font-weight-complex="normal"/>
    </style:style>
    <style:style style:name="T10" style:family="text">
      <style:text-properties fo:font-weight="bold" style:font-weight-asian="bold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fo:font-style="normal" fo:font-weight="normal" style:font-style-asian="normal" style:font-weight-asian="normal" style:font-style-complex="normal" style:font-weight-complex="normal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ПОРЯДОК ВЫПОЛНЕНИЯ ЛАБОРАТОРНЫХ РАБОТ</text:p>
      <text:list xml:id="list1584182931" text:style-name="L2">
        <text:list-item>
          <text:p text:style-name="P1">Из списка лабораторных работ для вашего класса выберете наиболее интересную вам. Не пугайтесь, если вы не знаете, что нужно делать, не понимаете некоторых терминов или не знаете каких-либо законов. В списке только <text:span text:style-name="T12">краткие аннотации к работам</text:span><text:span text:style-name="T14">.</text:span></text:p>
        </text:list-item>
        <text:list-item>
          <text:p text:style-name="P1">Обсудите выбранную работу с лаборантом и выясните, что вам нужно измерить и пронаблюдать. Чем больше идей вы выскажете <text:span text:style-name="T11">самостоятельно</text:span><text:span text:style-name="T13">, тем более высокой будет ваша оценка. Не откладывайте появляющиеся вопросы.</text:span></text:p>
        </text:list-item>
        <text:list-item>
          <text:p text:style-name="P1">Выполните необходимые измерения. Выполняйте измерения грамотно, в ходе работы не стесняйтесь пользоваться <text:span text:style-name="T12">помощью лаборантов</text:span>.</text:p>
        </text:list-item>
        <text:list-item>
          <text:p text:style-name="P1">Выполните <text:span text:style-name="T12">отчёт</text:span><text:span text:style-name="T10"> </text:span>по проделанной работе. Постарайтесь сделать его <text:span text:style-name="T12">наиболее полным.</text:span></text:p>
        </text:list-item>
      </text:list>
      <text:p text:style-name="P2"><text:span text:style-name="T12"/></text:p>
      <text:p text:style-name="P2"><text:span text:style-name="T12">О том, как грамотно выполнить измерения и составить отчёт, вы можете узнать у лаборантов или прочитать «Общие указания по выполнению лабораторных работ и оформлению отчётов»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ru" fo:country="RU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Основной_20_шрифт_20_абзаца" style:display-name="Основной шрифт абзаца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ЛАБОРАТОРНЫЕ РАБОТЫ:</dc:title>
    <meta:initial-creator>SOL</meta:initial-creator>
    <meta:creation-date>2009-07-29T12:17:00</meta:creation-date>
    <dc:date>2009-08-03T12:24:18</dc:date>
    <meta:editing-cycles>2</meta:editing-cycles>
    <meta:editing-duration>PT00H31M00S</meta:editing-duration>
    <meta:document-statistic meta:table-count="0" meta:image-count="0" meta:object-count="0" meta:page-count="1" meta:paragraph-count="6" meta:word-count="122" meta:character-count="875"/>
    <meta:generator>OpenOffice.org/3.0$Unix OpenOffice.org_project/300m15$Build-9379</meta:generator>
    <meta:user-defined meta:name="Поле 1"/>
    <meta:user-defined meta:name="Поле 2"/>
    <meta:user-defined meta:name="Поле 3"/>
    <meta:user-defined meta:name="Поле 4"/>
  </office:meta>
</office:document-meta>
</file>